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6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2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align="center" fo:text-indent="0.318cm" style:text-autospace="none"/>
    </style:style>
    <style:style style:name="P3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start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font-style="italic" fo:text-shadow="1pt 1pt" style:font-size-asian="26pt" style:font-style-asian="italic" style:font-size-complex="26pt" style:font-style-complex="italic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1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Segoe UI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" style:family="text">
      <style:text-properties fo:color="#000000" style:text-position="33% 58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0" style:family="text">
      <style:text-properties fo:color="#000000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1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654cm" svg:height="3.063cm" svg:x="1.27cm" svg:y="0.762cm">
          <draw:text-box>
            <text:p text:style-name="P1"><text:span text:style-name="T1">EPISTLE</text:span></text:p>
            <text:p text:style-name="P2"><text:span text:style-name="T2">2 Corinthians 12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4.892cm" svg:height="5.08cm" svg:x="1.524cm" svg:y="1.016cm">
          <draw:text-box>
            <text:p text:style-name="P5"><text:span text:style-name="T3">1</text:span><text:span text:style-name="T4">I must go on boasting. Though there is nothing to be gained by it, I will go on to visions and revelations of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6" draw:layer="layout" svg:width="24.892cm" svg:height="6.858cm" svg:x="1.524cm" svg:y="1.016cm">
          <draw:text-box>
            <text:p text:style-name="P5"><text:span text:style-name="T5">2</text:span><text:span text:style-name="T6">I know a man in Christ who fourteen years ago was caught up to the third heaven - </text:span><text:span text:style-name="T4">whether in the body or out of the body I do not know, God know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7" draw:layer="layout" svg:width="25.4cm" svg:height="6.858cm" svg:x="1.524cm" svg:y="1.016cm">
          <draw:text-box>
            <text:p text:style-name="P5"><text:span text:style-name="T3">3</text:span><text:span text:style-name="T4">And I know that this man was caught up into paradise-whether in the body or out of the body I do not know, God knows - </text:span><text:span text:style-name="T3">4</text:span><text:span text:style-name="T4">and he heard things that cannot be told, which man may not utter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6" draw:layer="layout" svg:width="25.11cm" svg:height="5.114cm" svg:x="1.586cm" svg:y="0.982cm">
          <draw:text-box>
            <text:p text:style-name="P5"><text:span text:style-name="T3">5</text:span><text:span text:style-name="T4">On behalf of this man I will boast, but on my own behalf I will not boast, except of my weaknes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6" draw:text-style-name="P6" draw:layer="layout" svg:width="25.11cm" svg:height="7.766cm" svg:x="1.586cm" svg:y="0.982cm">
          <draw:text-box>
            <text:p text:style-name="P5"><text:span text:style-name="T5">6</text:span><text:span text:style-name="T6">Though if I should wish to boast, I would not be a fool, for I would be speaking the truth. </text:span><text:span text:style-name="T4">But I refrain from it, so that no one may think more of me than he sees in me or hears from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6" draw:layer="layout" svg:width="24.892cm" svg:height="6.263cm" svg:x="1.319cm" svg:y="0.87cm">
          <draw:text-box>
            <text:p text:style-name="P5"><text:span text:style-name="T6"><text:s/></text:span><text:span text:style-name="T5">7</text:span><text:span text:style-name="T6">So to keep me from being too elated by the surpassing greatness of the revelations, a thorn was given me in the flesh, </text:span><text:span text:style-name="T8">a messenger of Satan to harass me, to keep me from being too ela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8" draw:text-style-name="P6" draw:layer="layout" svg:width="25.146cm" svg:height="6.845cm" svg:x="1.609cm" svg:y="1.029cm">
          <draw:text-box>
            <text:p text:style-name="P5"><text:span text:style-name="T3">8</text:span><text:span text:style-name="T4">Three times I pleaded with the Lord about this, that it should leave me. </text:span></text:p>
            <text:p text:style-name="P5"><text:span text:style-name="T3">9</text:span><text:span text:style-name="T4">But he said to me, “My grace is sufficient for you, for my power is made perfect in weaknes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9" draw:text-style-name="P9" draw:layer="layout" svg:width="25.146cm" svg:height="4.901cm" svg:x="1.524cm" svg:y="0.941cm">
          <draw:text-box>
            <text:p text:style-name="P8"><text:span text:style-name="T4">Therefore I will boast all the more gladly of my weaknesses, so that the power of Christ may rest upon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10" draw:text-style-name="P9" draw:layer="layout" svg:width="24.638cm" svg:height="7.483cm" svg:x="1.912cm" svg:y="0.966cm">
          <draw:text-box>
            <text:p text:style-name="P8"><text:span text:style-name="T9">10</text:span><text:span text:style-name="T10">O for the sake of Christ, then, I am content with weaknesses, insults, hardships, persecutions, and calamities. For when I am weak, then I am strong.</text:span></text:p>
            <text:p text:style-name="P8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9:44:01.690000000</meta:creation-date>
    <dc:title>Hymn template</dc:title>
    <meta:editing-duration>PT11M20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7-03T14:40:30.021000000</dc:date>
    <meta:document-statistic meta:object-count="161"/>
    <meta:template xlink:type="simple" xlink:actuate="onRequest" xlink:title="Hymn template" xlink:href="../../AppData/Roaming/LibreOffice/4/user/template/Worship%20Templsates/Hymn%20template.otp" meta:date="2015-07-01T19:44:01.425000000"/>
  </office:meta>
</office:document-meta>
</file>